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cc" draw:opacity="50%" draw:opacity-name="" draw:textarea-horizontal-align="justify" draw:textarea-vertical-align="top" draw:auto-grow-height="false" fo:min-height="6.936cm" fo:min-width="7.404cm"/>
    </style:style>
    <style:style style:name="gr2" style:family="graphic" style:parent-style-name="standard">
      <style:graphic-properties draw:fill-color="#cccccc" draw:opacity="100%" draw:opacity-name="" draw:textarea-horizontal-align="justify" draw:textarea-vertical-align="top" draw:auto-grow-height="false" fo:min-height="5.096cm" fo:min-width="4.084cm"/>
    </style:style>
    <style:style style:name="gr3" style:family="graphic" style:parent-style-name="standard">
      <style:graphic-properties draw:opacity="50%" draw:opacity-name="" draw:textarea-horizontal-align="justify" draw:textarea-vertical-align="middle" draw:auto-grow-height="false" fo:min-height="0.787cm" fo:min-width="1.785cm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0.755cm" fo:min-width="1.83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opacity="50%" draw:opacity-name="" draw:textarea-horizontal-align="justify" draw:textarea-vertical-align="middle" draw:auto-grow-height="false" fo:min-height="0.787cm" fo:min-width="2.606cm"/>
    </style:style>
    <style:style style:name="gr7" style:family="graphic" style:parent-style-name="standard">
      <style:graphic-properties draw:opacity="50%" draw:opacity-name="" draw:textarea-horizontal-align="justify" draw:textarea-vertical-align="middle" draw:auto-grow-height="false" fo:min-height="4.511cm" fo:min-width="3.901cm"/>
    </style:style>
    <style:style style:name="P1" style:family="paragraph">
      <loext:graphic-properties draw:fill-color="#9999cc" draw:opacity="50%"/>
      <style:paragraph-properties fo:text-align="center"/>
      <style:text-properties fo:letter-spacing="-0.106cm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cccccc" draw:opacity="100%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76cm" svg:height="10.16cm" svg:x="4.81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5.842cm" svg:x="9.89cm" svg:y="4.683cm">
          <text:p text:style-name="P2">D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229cm" svg:height="1.465cm" svg:x="11.133cm" svg:y="5.915cm">
          <text:p text:style-name="P2">Inter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01cm" svg:height="1.419cm" svg:x="11.134cm" svg:y="7.685cm">
          <text:p text:style-name="P2">Exter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445cm" svg:height="1.673cm" svg:x="8.366cm" svg:y="3.032cm">
          <draw:text-box>
            <text:p text:style-name="P5">Abstractions</text:p>
          </draw:text-box>
        </draw:frame>
        <draw:custom-shape draw:style-name="gr6" draw:text-style-name="P4" draw:layer="layout" svg:width="4.392cm" svg:height="1.465cm" svg:x="6.133cm" svg:y="5.115cm">
          <text:p text:style-name="P2">Fluent 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392cm" svg:height="1.465cm" svg:x="6.133cm" svg:y="6.915cm">
          <text:p text:style-name="P2">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6.223cm" svg:height="6.731cm" svg:x="6.969cm" svg:y="9.128cm">
          <text:p text:style-name="P2">Metamode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3T15:16:52.653962138</meta:creation-date>
    <dc:date>2015-10-03T15:28:38.333830998</dc:date>
    <meta:editing-duration>PT11M45S</meta:editing-duration>
    <meta:editing-cycles>1</meta:editing-cycles>
    <meta:document-statistic meta:object-count="8"/>
    <meta:generator>LibreOffice/4.4.2.2$Linux_X86_64 LibreOffice_project/40m0$Build-2</meta:generator>
  </office:meta>
</office:document-meta>
</file>